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ratorFactory.createIterator( Object objec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IteratorFactory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teratorFactory.loadFactories( Map factori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teratorFactory.readFromConfi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